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Purisa" svg:font-family="Puris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assport" style:family="table">
      <style:table-properties style:width="1.5in" table:align="right" fo:keep-with-next="always" style:may-break-between-rows="false"/>
    </style:style>
    <style:style style:name="Passport.A" style:family="table-column">
      <style:table-column-properties style:column-width="1.5in"/>
    </style:style>
    <style:style style:name="Passport.1" style:family="table-row">
      <style:table-row-properties style:row-height="1.5in" fo:keep-together="always"/>
    </style:style>
    <style:style style:name="Passport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style:font-name="Arial Narrow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 Narrow"/>
    </style:style>
    <style:style style:name="P3" style:family="paragraph" style:parent-style-name="Standard">
      <style:paragraph-properties fo:line-height="100%" fo:text-align="start" style:justify-single-word="false"/>
      <style:text-properties style:font-name="Arial Narrow" fo:font-weight="bold" style:font-weight-asian="bold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 Narrow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Arial Narrow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 Narrow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 Narrow" style:text-underline-style="none" fo:font-weight="bold" style:font-weight-asian="bold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color="#280099" style:font-name="Purisa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Ari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font-size="16pt" style:font-size-asian="16pt" style:font-size-complex="16pt"/>
    </style:style>
    <style:style style:name="P12" style:family="paragraph" style:parent-style-name="Standard">
      <style:paragraph-properties fo:line-height="100%" fo:text-align="end" style:justify-single-word="false"/>
      <style:text-properties fo:font-size="18pt" style:font-size-asian="18pt" style:font-size-complex="18pt"/>
    </style:style>
    <style:style style:name="P13" style:family="paragraph" style:parent-style-name="Standard">
      <style:paragraph-properties fo:line-height="100%" fo:text-align="start" style:justify-single-word="false"/>
      <style:text-properties fo:font-size="12pt" style:font-size-asian="12pt" style:font-size-complex="12pt"/>
    </style:style>
    <style:style style:name="P14" style:family="paragraph" style:parent-style-name="Frame_20_contents">
      <style:paragraph-properties fo:line-height="150%" fo:text-align="center" style:justify-single-word="false"/>
      <style:text-properties style:font-name="Arial Narrow" fo:font-size="9pt" style:text-underline-style="solid" style:text-underline-width="auto" style:text-underline-color="font-color" style:font-size-asian="9p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Century Schoolbook L" fo:font-style="italic" style:font-style-asian="italic" style:font-style-complex="italic"/>
    </style:style>
    <style:style style:name="T5" style:family="text">
      <style:text-properties fo:color="#2300dc" style:font-name="Century Schoolbook L" fo:font-style="italic" style:font-style-asian="italic" style:font-style-complex="italic"/>
    </style:style>
    <style:style style:name="T6" style:family="text">
      <style:text-properties fo:color="#280099" style:font-name="Purisa"/>
    </style:style>
    <style:style style:name="T7" style:family="text">
      <style:text-properties fo:color="#280099" style:font-name="Purisa" fo:font-size="14pt" fo:font-style="italic" style:font-size-asian="14pt" style:font-style-asian="italic" style:font-size-complex="14pt" style:font-style-complex="italic"/>
    </style:style>
    <style:style style:name="T8" style:family="text">
      <style:text-properties fo:color="#280099" style:font-name="Puris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style:font-name="Purisa" fo:font-size="12pt" style:font-size-asian="12pt" style:font-size-complex="12pt"/>
    </style:style>
    <style:style style:name="T10" style:family="text">
      <style:text-properties style:font-name="Puris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6pt" style:font-size-asian="5.25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assport" table:style-name="Passport">
        <table:table-column table:style-name="Passport.A"/>
        <table:table-row table:style-name="Passport.1">
          <table:table-cell table:style-name="Passport.A1" office:value-type="string">
            <text:p text:style-name="P14"><text:span text:style-name="T12">[!-- BEGIN report_row --]</text:span>{{{person_photo_passport+image+width=1.3in,height=1.5in}}}</text:p>
          </table:table-cell>
        </table:table-row>
      </table:table>
      <text:p text:style-name="P12"><text:tab/><text:tab/><text:tab/><text:tab/><text:tab/><text:tab/><text:tab/><text:tab/><text:span text:style-name="T9"> <text:s/></text:span><text:span text:style-name="T8">{{{nisn_umber+id_num}}}</text:span><text:span text:style-name="T10"> </text:span></text:p>
      <text:p text:style-name="P11"/>
      <text:p text:style-name="P6"/>
      <text:p text:style-name="P1"/>
      <text:p text:style-name="P1"/>
      <text:p text:style-name="P9"><text:tab/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8">{{{person+surname}}} {{{person+firstname}}}{{{person+othername}}}</text:p>
      <text:p text:style-name="P5"><text:s/></text:p>
      <text:p text:style-name="Text_20_body"/>
      <text:p text:style-name="P4"><text:span text:style-name="T6">{{{training+training_classification}}}</text:span> </text:p>
      <text:p text:style-name="P10"><text:tab/> <text:s/></text:p>
      <text:p text:style-name="P10"><text:s text:c="8"/>at <text:s text:c="2"/><text:span text:style-name="T6">{{{trainingprovider+name}}}</text:span></text:p>
      <text:p text:style-name="P9"/>
      <text:p text:style-name="P9"/>
      <text:p text:style-name="P9"/>
      <text:p text:style-name="P9"/>
      <text:p text:style-name="P7"><text:s/><text:tab/></text:p>
      <text:p text:style-name="P7"/>
      <text:p text:style-name="P7"/>
      <text:p text:style-name="P7"><text:tab/><text:tab/><text:tab/> <text:s text:c="13"/><text:span text:style-name="T1"><text:s/></text:span></text:p>
      <text:p text:style-name="P7"><text:span text:style-name="T4"><text:tab/><text:tab/><text:tab/><text:tab/><text:tab/><text:tab/></text:span><text:span text:style-name="T7">{{{+graduation_month}}} <text:s/>{{{+graduation_year}}}</text:span><text:span text:style-name="T5"> </text:span></text:p>
      <text:p text:style-name="P9"><text:tab/><text:tab/></text:p>
      <text:p text:style-name="P3"/>
      <text:p text:style-name="P2"><text:span text:style-name="T11"><text:tab/><text:tab/> </text:span><text:span text:style-name="T2"><text:s text:c="51"/></text:span><text:span text:style-name="T11"><text:s text:c="2"/><text:tab/><text:tab/><text:tab/><text:tab/></text:span><text:span text:style-name="T3">[!-- END report_row --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Purisa" svg:font-family="Puris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902in" fo:margin-bottom="0.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bert </meta:initial-creator>
    <meta:creation-date>2014-03-21T10:22:01</meta:creation-date>
    <dc:date>2014-07-25T15:12:56</dc:date>
    <dc:creator>HRIS </dc:creator>
    <meta:editing-duration>PT2H6M21S</meta:editing-duration>
    <meta:editing-cycles>30</meta:editing-cycles>
    <meta:generator>LibreOffice/3.5$Linux_x86 LibreOffice_project/350m1$Build-2</meta:generator>
    <meta:printed-by>nobert </meta:printed-by>
    <meta:print-date>2014-03-21T10:47:51</meta:print-date>
    <meta:document-statistic meta:table-count="1" meta:image-count="0" meta:object-count="0" meta:page-count="1" meta:paragraph-count="13" meta:word-count="18" meta:character-count="425" meta:non-whitespace-character-count="299"/>
  </office:meta>
</office:document-meta>
</file>